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9b74" officeooo:paragraph-rsid="000d9b74"/>
    </style:style>
    <style:style style:name="P2" style:family="paragraph" style:parent-style-name="Standard">
      <style:paragraph-properties fo:text-align="center" style:justify-single-word="false"/>
      <style:text-properties officeooo:rsid="000d9b74" officeooo:paragraph-rsid="000d9b74"/>
    </style:style>
    <style:style style:name="P3" style:family="paragraph" style:parent-style-name="Standard">
      <style:text-properties officeooo:rsid="000ee511" officeooo:paragraph-rsid="000ee511"/>
    </style:style>
    <style:style style:name="P4" style:family="paragraph" style:parent-style-name="Standard">
      <style:text-properties officeooo:rsid="0011dd6e" officeooo:paragraph-rsid="0011dd6e"/>
    </style:style>
    <style:style style:name="P5" style:family="paragraph" style:parent-style-name="Standard">
      <style:text-properties officeooo:rsid="00126831" officeooo:paragraph-rsid="00126831"/>
    </style:style>
    <style:style style:name="P6" style:family="paragraph" style:parent-style-name="Standard">
      <style:text-properties officeooo:rsid="001373f9" officeooo:paragraph-rsid="001373f9"/>
    </style:style>
    <style:style style:name="P7" style:family="paragraph" style:parent-style-name="Standard">
      <loext:graphic-properties draw:fill="none"/>
      <style:paragraph-properties fo:background-color="transparent"/>
      <style:text-properties officeooo:rsid="001373f9" officeooo:paragraph-rsid="001373f9"/>
    </style:style>
    <style:style style:name="P8" style:family="paragraph" style:parent-style-name="Standard">
      <style:text-properties officeooo:rsid="0014cd8c" officeooo:paragraph-rsid="0014cd8c"/>
    </style:style>
    <style:style style:name="P9" style:family="paragraph" style:parent-style-name="Standard">
      <loext:graphic-properties draw:fill="none"/>
      <style:paragraph-properties fo:background-color="transparent"/>
      <style:text-properties officeooo:rsid="0014cd8c" officeooo:paragraph-rsid="0014cd8c"/>
    </style:style>
    <style:style style:name="P10" style:family="paragraph" style:parent-style-name="Standard">
      <style:text-properties officeooo:rsid="00167773" officeooo:paragraph-rsid="00167773"/>
    </style:style>
    <style:style style:name="P11" style:family="paragraph" style:parent-style-name="Standard">
      <style:text-properties officeooo:rsid="0016d20b" officeooo:paragraph-rsid="0016d20b"/>
    </style:style>
    <style:style style:name="P12" style:family="paragraph" style:parent-style-name="Standard">
      <style:paragraph-properties fo:text-align="justify" style:justify-single-word="false"/>
      <style:text-properties officeooo:rsid="00182bbb" officeooo:paragraph-rsid="00182bbb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182bbb" officeooo:paragraph-rsid="00182bbb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officeooo:rsid="001a1aa0" officeooo:paragraph-rsid="001a1aa0"/>
    </style:style>
    <style:style style:name="P15" style:family="paragraph" style:parent-style-name="Standard" style:master-page-name="">
      <loext:graphic-properties draw:fill="none"/>
      <style:paragraph-properties fo:margin-left="0in" fo:margin-right="0in" fo:text-indent="0.75in" style:auto-text-indent="false" style:page-number="auto" fo:background-color="transparent"/>
      <style:text-properties officeooo:rsid="001373f9" officeooo:paragraph-rsid="001373f9"/>
    </style:style>
    <style:style style:name="P1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373f9" officeooo:paragraph-rsid="001373f9"/>
    </style:style>
    <style:style style:name="P17" style:family="paragraph" style:parent-style-name="Standard" style:list-style-name="L1">
      <loext:graphic-properties draw:fill="none"/>
      <style:paragraph-properties fo:background-color="transparent"/>
      <style:text-properties officeooo:rsid="001373f9" officeooo:paragraph-rsid="001373f9"/>
    </style:style>
    <style:style style:name="P18" style:family="paragraph" style:parent-style-name="Standard" style:list-style-name="L2">
      <style:text-properties officeooo:rsid="0016d20b" officeooo:paragraph-rsid="0016d20b"/>
    </style:style>
    <style:style style:name="P19" style:family="paragraph" style:parent-style-name="Standard" style:list-style-name="L10">
      <style:paragraph-properties fo:text-align="justify" style:justify-single-word="false"/>
      <style:text-properties officeooo:paragraph-rsid="002407d3"/>
    </style:style>
    <style:style style:name="P20" style:family="paragraph" style:parent-style-name="Standard" style:list-style-name="L12">
      <style:paragraph-properties fo:text-align="justify" style:justify-single-word="false"/>
      <style:text-properties officeooo:paragraph-rsid="002745a5"/>
    </style:style>
    <style:style style:name="P21" style:family="paragraph" style:parent-style-name="Standard" style:list-style-name="L3">
      <style:paragraph-properties fo:text-align="justify" style:justify-single-word="false"/>
      <style:text-properties officeooo:rsid="00182bbb" officeooo:paragraph-rsid="00182bbb"/>
    </style:style>
    <style:style style:name="P22" style:family="paragraph" style:parent-style-name="Standard" style:list-style-name="L4">
      <style:paragraph-properties fo:text-align="justify" style:justify-single-word="false"/>
      <style:text-properties officeooo:rsid="001a1aa0" officeooo:paragraph-rsid="001a1aa0"/>
    </style:style>
    <style:style style:name="P23" style:family="paragraph" style:parent-style-name="Standard">
      <style:paragraph-properties fo:text-align="justify" style:justify-single-word="false"/>
      <style:text-properties officeooo:rsid="001a1aa0" officeooo:paragraph-rsid="001a1aa0"/>
    </style:style>
    <style:style style:name="P24" style:family="paragraph" style:parent-style-name="Standard" style:list-style-name="L4">
      <style:paragraph-properties fo:text-align="justify" style:justify-single-word="false"/>
      <style:text-properties officeooo:rsid="001ab296" officeooo:paragraph-rsid="001ab296"/>
    </style:style>
    <style:style style:name="P25" style:family="paragraph" style:parent-style-name="Standard" style:list-style-name="L4">
      <style:paragraph-properties fo:text-align="justify" style:justify-single-word="false"/>
      <style:text-properties officeooo:rsid="001c494b" officeooo:paragraph-rsid="001c494b"/>
    </style:style>
    <style:style style:name="P26" style:family="paragraph" style:parent-style-name="Standard" style:list-style-name="L4">
      <style:paragraph-properties fo:text-align="justify" style:justify-single-word="false"/>
      <style:text-properties officeooo:rsid="001d8770" officeooo:paragraph-rsid="001d8770"/>
    </style:style>
    <style:style style:name="P27" style:family="paragraph" style:parent-style-name="Standard" style:list-style-name="L4">
      <style:paragraph-properties fo:text-align="justify" style:justify-single-word="false"/>
      <style:text-properties officeooo:rsid="001f7e2d" officeooo:paragraph-rsid="001f7e2d"/>
    </style:style>
    <style:style style:name="P28" style:family="paragraph" style:parent-style-name="Standard">
      <style:paragraph-properties fo:text-align="justify" style:justify-single-word="false"/>
      <style:text-properties officeooo:rsid="0020cc8a" officeooo:paragraph-rsid="0020cc8a"/>
    </style:style>
    <style:style style:name="P29" style:family="paragraph" style:parent-style-name="Standard">
      <style:paragraph-properties fo:text-align="justify" style:justify-single-word="false"/>
      <style:text-properties officeooo:rsid="00222bcd" officeooo:paragraph-rsid="00222bcd"/>
    </style:style>
    <style:style style:name="P30" style:family="paragraph" style:parent-style-name="Standard" style:list-style-name="L10">
      <style:paragraph-properties fo:text-align="justify" style:justify-single-word="false"/>
      <style:text-properties officeooo:rsid="00222bcd" officeooo:paragraph-rsid="00222bcd"/>
    </style:style>
    <style:style style:name="P31" style:family="paragraph" style:parent-style-name="Standard" style:list-style-name="L10">
      <style:paragraph-properties fo:text-align="justify" style:justify-single-word="false"/>
      <style:text-properties officeooo:rsid="002353f9" officeooo:paragraph-rsid="002353f9"/>
    </style:style>
    <style:style style:name="P32" style:family="paragraph" style:parent-style-name="Standard" style:list-style-name="L10">
      <style:paragraph-properties fo:text-align="justify" style:justify-single-word="false"/>
      <style:text-properties officeooo:rsid="002407d3" officeooo:paragraph-rsid="002407d3"/>
    </style:style>
    <style:style style:name="P33" style:family="paragraph" style:parent-style-name="Standard">
      <style:paragraph-properties fo:text-align="justify" style:justify-single-word="false"/>
      <style:text-properties officeooo:rsid="00240f88" officeooo:paragraph-rsid="00240f88"/>
    </style:style>
    <style:style style:name="P34" style:family="paragraph" style:parent-style-name="Standard" style:list-style-name="L10">
      <style:paragraph-properties fo:text-align="justify" style:justify-single-word="false"/>
      <style:text-properties officeooo:rsid="00240f88" officeooo:paragraph-rsid="00240f88"/>
    </style:style>
    <style:style style:name="P35" style:family="paragraph" style:parent-style-name="Standard">
      <style:paragraph-properties fo:text-align="justify" style:justify-single-word="false"/>
      <style:text-properties officeooo:rsid="00252dc7" officeooo:paragraph-rsid="00252dc7"/>
    </style:style>
    <style:style style:name="P36" style:family="paragraph" style:parent-style-name="Standard">
      <style:paragraph-properties fo:text-align="justify" style:justify-single-word="false"/>
      <style:text-properties officeooo:rsid="002745a5" officeooo:paragraph-rsid="002745a5"/>
    </style:style>
    <style:style style:name="P37" style:family="paragraph" style:parent-style-name="Standard" style:list-style-name="L11">
      <style:paragraph-properties fo:text-align="justify" style:justify-single-word="false"/>
      <style:text-properties officeooo:rsid="002745a5" officeooo:paragraph-rsid="002745a5"/>
    </style:style>
    <style:style style:name="P38" style:family="paragraph" style:parent-style-name="Standard" style:list-style-name="L12">
      <style:paragraph-properties fo:text-align="justify" style:justify-single-word="false"/>
      <style:text-properties officeooo:rsid="002745a5" officeooo:paragraph-rsid="002745a5"/>
    </style:style>
    <style:style style:name="P39" style:family="paragraph" style:parent-style-name="Standard">
      <style:paragraph-properties fo:text-align="justify" style:justify-single-word="false"/>
      <style:text-properties officeooo:rsid="00274ed4" officeooo:paragraph-rsid="00274ed4"/>
    </style:style>
    <style:style style:name="P40" style:family="paragraph" style:parent-style-name="Standard" style:list-style-name="L13">
      <style:paragraph-properties fo:text-align="justify" style:justify-single-word="false"/>
      <style:text-properties officeooo:rsid="00274ed4" officeooo:paragraph-rsid="00274ed4"/>
    </style:style>
    <style:style style:name="P41" style:family="paragraph" style:parent-style-name="Standard">
      <style:paragraph-properties fo:text-align="justify" style:justify-single-word="false"/>
      <style:text-properties officeooo:rsid="00285ce4" officeooo:paragraph-rsid="00285ce4"/>
    </style:style>
    <style:style style:name="P42" style:family="paragraph" style:parent-style-name="Standard">
      <style:paragraph-properties fo:text-align="justify" style:justify-single-word="false"/>
      <style:text-properties officeooo:rsid="0028d532" officeooo:paragraph-rsid="0028d532"/>
    </style:style>
    <style:style style:name="P43" style:family="paragraph">
      <style:paragraph-properties fo:text-align="center"/>
    </style:style>
    <style:style style:name="P44" style:family="paragraph">
      <loext:graphic-properties draw:fill="none" draw:fill-color="#ffffff"/>
    </style:style>
    <style:style style:name="T1" style:family="text">
      <style:text-properties officeooo:rsid="000f9710"/>
    </style:style>
    <style:style style:name="T2" style:family="text">
      <style:text-properties officeooo:rsid="0012683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T6" style:family="text">
      <style:text-properties officeooo:rsid="001ab296"/>
    </style:style>
    <style:style style:name="T7" style:family="text">
      <style:text-properties officeooo:rsid="00209906"/>
    </style:style>
    <style:style style:name="T8" style:family="text">
      <style:text-properties officeooo:rsid="002407d3"/>
    </style:style>
    <style:style style:name="T9" style:family="text">
      <style:text-properties officeooo:rsid="002562a8"/>
    </style:style>
    <style:style style:name="T10" style:family="text">
      <style:text-properties officeooo:rsid="002745a5"/>
    </style:style>
    <style:style style:name="T11" style:family="text">
      <style:text-properties style:text-position="-33% 58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45in" fo:text-indent="-0.25in" fo:margin-left="0.544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45in" fo:text-indent="-0.25in" fo:margin-left="0.794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45in" fo:text-indent="-0.25in" fo:margin-left="1.044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45in" fo:text-indent="-0.25in" fo:margin-left="1.294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45in" fo:text-indent="-0.25in" fo:margin-left="1.544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45in" fo:text-indent="-0.25in" fo:margin-left="1.794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45in" fo:text-indent="-0.25in" fo:margin-left="2.044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45in" fo:text-indent="-0.25in" fo:margin-left="2.294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45in" fo:text-indent="-0.25in" fo:margin-left="2.544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45in" fo:text-indent="-0.25in" fo:margin-left="2.794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Fine_20_Dotte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draw:stroke-dash="Fine_20_Dotte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stroke-dash="Fine_20_Dotted" svg:stroke-color="#000000" draw:fill="none" draw:fill-color="#ffffff" fo:min-height="0.19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stroke-dash="Fine_20_Dotted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draw:stroke-dash="Fine_20_Dotted" svg:stroke-color="#000000" draw:fill="none" draw:fill-color="#ffffff" fo:min-height="0.2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draw:stroke-dash="Fine_20_Dotted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draw:stroke-dash="Fine_20_Dotted" svg:stroke-color="#000000" draw:fill="none" draw:fill-color="#ffffff" fo:min-height="0.23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draw:stroke-dash="Fine_20_Dotted" svg:stroke-color="#000000" draw:fill="none" draw:fill-color="#ffffff" fo:min-height="0.2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Лекции по экологии</text:p>
      <text:p text:style-name="P1">Учебник Пропанина — Колыгина, Коксов, Мышкаров, Короленко.</text:p>
      <text:p text:style-name="P1"/>
      <text:p text:style-name="P3">503 э — база экологов <text:span text:style-name="T1">(препод и представители кафедры).</text:span></text:p>
      <text:p text:style-name="P5"/>
      <text:p text:style-name="P3"/>
      <text:p text:style-name="P4">Давно человек был частью природы (животным) и не нарушал целостность природы. <text:span text:style-name="T2">Потом начал развиваться, выращивать растения, импользовать больше пространства и начал не сам адаптироваться к окружающей природе, а адаптировать ее под себя. Тем самым он вырубал либо выжигалл <text:s/>леса, тем самым уничтожая территорию существования других животных. Но это носило малый масштаб. После он начал строить платины, гидроэдлектростании, в результате чего экосистемы сильно менялись. </text:span></text:p>
      <text:p text:style-name="P4"/>
      <text:p text:style-name="P6"><text:span text:style-name="T3">Экология</text:span> — наука, которая изучает живые организмы, среду их обитания и взаимосвязи между организмами и средой их обитания.</text:p>
      <text:p text:style-name="P15"/>
      <text:p text:style-name="P16">1848г - логистические уравнения (Ферхюльст), уравнения роста популяции:</text:p>
      <text:list xml:id="list6476777505534332773" text:style-name="L1">
        <text:list-item>
          <text:p text:style-name="P17">Скорость размножения популяции пропорциональна ее численности при прочих равных</text:p>
        </text:list-item>
        <text:list-item>
          <text:p text:style-name="P17">Скорость размножения популяции пропорциональна количеству доступных ресурсов при прочих равных</text:p>
        </text:list-item>
      </text:list>
      <text:p text:style-name="P7"/>
      <text:p text:style-name="P7">dN/dt = rN, <text:tab/>где</text:p>
      <text:p text:style-name="P7">N — численность популяции</text:p>
      <text:p text:style-name="P7">t — время</text:p>
      <text:p text:style-name="P7">r — некая константа</text:p>
      <text:p text:style-name="P7"/>
      <text:p text:style-name="P7"/>
      <text:p text:style-name="P7">ln N = rt + c</text:p>
      <text:p text:style-name="P7"/>
      <text:p text:style-name="P7">N <text:s/>= N<text:span text:style-name="T5">0</text:span>e<text:span text:style-name="T4">rt</text:span> <text:s/>, график этой функции похож на букву «j» - и называется<text:span text:style-name="T3"> j-кривая</text:span></text:p>
      <text:p text:style-name="P7"/>
      <text:p text:style-name="P9">Для случая, ограниченных ресурсов:</text:p>
      <text:p text:style-name="P9">dN/dt = rN(1 — (N/k))</text:p>
      <text:p text:style-name="P9">k — константа, экологическая емкость ниши.</text:p>
      <text:p text:style-name="P8">N = kN<text:span text:style-name="T5">0</text:span>e<text:span text:style-name="T4">rt</text:span>/k + N<text:span text:style-name="T5">0</text:span>(e<text:span text:style-name="T4">rt</text:span> — 1)</text:p>
      <text:p text:style-name="P8"><draw:line text:anchor-type="paragraph" draw:z-index="0" draw:name="Shape1" draw:style-name="gr1" draw:text-style-name="P43" svg:x1="0.7201in" svg:y1="0.5201in" svg:x2="0.7008in" svg:y2="2.4965in"><text:p/></draw:line><draw:line text:anchor-type="paragraph" draw:z-index="1" draw:name="Shape2" draw:style-name="gr1" draw:text-style-name="P43" svg:x1="3.6433in" svg:y1="2.5339in" svg:x2="0.7008in" svg:y2="2.4965in"><text:p/></draw:line><draw:line text:anchor-type="paragraph" draw:z-index="2" draw:name="Shape3" draw:style-name="gr2" draw:text-style-name="P43" svg:x1="0.7008in" svg:y1="1.3791in" svg:x2="3.4346in" svg:y2="1.3598in"><text:p/></draw:line><draw:path text:anchor-type="paragraph" draw:z-index="3" draw:name="Shape4" draw:style-name="gr3" draw:text-style-name="P43" svg:width="2.2138in" svg:height="1.128in" draw:transform="rotate (-0.109257611174846) translate (0.829714226049522in 1.17524660650299in)" svg:viewBox="0 0 5624 2866" svg:d="M0 2860c161 11 326 13 480-37 230-74 453-293 488-554 25-185 106-356 168-535 80-227 274-273 421-417 128-124 326-151 493-215 184-72 394-119 535-268 139-146 326-227 521-251 189-23 385-34 575-63 524-78 1024-451 1576-480l160-17 159-18 48-5"><text:p/></draw:path><draw:path text:anchor-type="paragraph" draw:z-index="4" draw:name="Shape5" draw:style-name="gr3" draw:text-style-name="P43" svg:width="1.8768in" svg:height="1.3343in" draw:transform="rotate (-0.980002374994817) translate (1.93413232707366in -0.243173756976989in)" svg:viewBox="0 0 4768 3390" svg:d="M0 3367c194-14 381 24 583 23 211 0 381-77 544-177 165-101 311-214 463-345 137-119 273-238 432-328 175-100 359-189 529-302 150-99 313-192 420-337 104-142 221-270 335-412 114-140 261-249 401-368 134-114 214-283 362-395 158-119 297-265 454-389l103-125 89-133 53-79"><text:p/></draw:path><draw:path text:anchor-type="paragraph" draw:z-index="5" draw:name="Shape6" draw:style-name="gr3" draw:text-style-name="P43" svg:width="0.3661in" svg:height="0.6811in" draw:transform="rotate (1.5707963267949) translate (0.719904340263892in 1.78958333333333in)" svg:viewBox="0 0 931 1731" svg:d="M0 16c219-81 356 158 466 288 121 145 226 309 305 482 77 169 169 345 144 545v176l16 160v64"><text:p/></draw:path><draw:frame text:anchor-type="paragraph" draw:z-index="6" draw:name="Shape7" draw:style-name="gr4" draw:text-style-name="P44" svg:width="0.1831in" svg:height="0.1961in" svg:x="3.6366in" svg:y="2.5846in"><draw:text-box><text:p>t</text:p></draw:text-box></draw:frame><draw:frame text:anchor-type="paragraph" draw:z-index="7" draw:name="Shape8" draw:style-name="gr5" draw:text-style-name="P44" svg:width="0.215in" svg:height="0.1925in" svg:x="0.6063in" svg:y="2.5339in"><draw:text-box><text:p>0</text:p></draw:text-box></draw:frame><draw:frame text:anchor-type="paragraph" draw:z-index="8" draw:name="Shape9" draw:style-name="gr5" draw:text-style-name="P44" svg:width="0.1516in" svg:height="0.1925in" svg:x="0.5492in" svg:y="0.4445in"><draw:text-box><text:p>N</text:p></draw:text-box></draw:frame><draw:frame text:anchor-type="paragraph" draw:z-index="9" draw:name="Shape10" draw:style-name="gr6" draw:text-style-name="P44" svg:width="0.2024in" svg:height="0.2213in" svg:x="0.5181in" svg:y="1.2839in"><draw:text-box><text:p>k</text:p></draw:text-box></draw:frame><draw:frame text:anchor-type="paragraph" draw:z-index="10" draw:name="Shape11" draw:style-name="gr7" draw:text-style-name="P44" svg:width="0.935in" svg:height="0.3843in" svg:x="1.8811in" svg:y="1.6126in"><draw:text-box><text:p>S - кривая</text:p></draw:text-box></draw:frame><draw:frame text:anchor-type="paragraph" draw:z-index="11" draw:name="Shape12" draw:style-name="gr8" draw:text-style-name="P44" svg:width="0.2717in" svg:height="0.2323in" svg:x="0.4484in" svg:y="2.2756in"><draw:text-box><text:p>N<text:span text:style-name="T11">0</text:span></text:p></draw:text-box></draw:frame><draw:frame text:anchor-type="paragraph" draw:z-index="12" draw:name="Shape13" draw:style-name="gr8" draw:text-style-name="P44" svg:width="0.2087in" svg:height="0.2323in" svg:x="0.802in" svg:y="0.2807in"><draw:text-box><text:p>N<text:span text:style-name="T11">0</text:span></text:p></draw:text-box></draw:frame><draw:frame text:anchor-type="paragraph" draw:z-index="13" draw:name="Shape14" draw:style-name="gr9" draw:text-style-name="P44" svg:width="0.2524in" svg:height="0.2276in" svg:x="0.4484in" svg:y="1.6571in"><draw:text-box><text:p>k/2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<text:soft-page-break/>В 1866 году Геккель ввел термин «экология»</text:p>
      <text:p text:style-name="P10"/>
      <text:p text:style-name="P10">в 1974 Коммонер сформулировал законы экологии:</text:p>
      <text:list xml:id="list9208157378953180343" text:style-name="L2">
        <text:list-item>
          <text:p text:style-name="P18">все связанно со всем</text:p>
        </text:list-item>
        <text:list-item>
          <text:p text:style-name="P18">природа знает лучше</text:p>
        </text:list-item>
        <text:list-item>
          <text:p text:style-name="P18">все должно куда-то деваться</text:p>
        </text:list-item>
        <text:list-item>
          <text:p text:style-name="P18">за все надо платить</text:p>
        </text:list-item>
      </text:list>
      <text:p text:style-name="P11"/>
      <text:p text:style-name="P11"/>
      <text:p text:style-name="P13">Структура биосферы</text:p>
      <text:p text:style-name="P12">В биосферу входят:</text:p>
      <text:list xml:id="list1201964484685266785" text:style-name="L3">
        <text:list-item>
          <text:p text:style-name="P21">верхние слои литосферы</text:p>
        </text:list-item>
        <text:list-item>
          <text:p text:style-name="P21"><text:s/>нижние слои атмосферы</text:p>
        </text:list-item>
        <text:list-item>
          <text:p text:style-name="P21">гидросфера</text:p>
        </text:list-item>
      </text:list>
      <text:p text:style-name="P12"/>
      <text:p text:style-name="P14">Наносфера — сфера взаимодействия человека и природы в пределах которой разумная деятельность человека становится главным, определяющим фактором развития.</text:p>
      <text:p text:style-name="P14"/>
      <text:p text:style-name="P14">Необходимые условия существования наносферы <text:span text:style-name="T6">(по Вернадскому)</text:span>:</text:p>
      <text:list xml:id="list4545019726776895027" text:style-name="L4">
        <text:list-item>
          <text:p text:style-name="P22">заселение человеком всей планеты</text:p>
        </text:list-item>
        <text:list-item>
          <text:p text:style-name="P24">резкое преобразование средств связи и обмена между странами</text:p>
        </text:list-item>
        <text:list-item>
          <text:p text:style-name="P25">установление связей (в том числе и политических) между всеми странами</text:p>
        </text:list-item>
        <text:list-item>
          <text:p text:style-name="P26">начало преобладания геологической роли человека над другими геологическими процессами, протекающими в биосфере.</text:p>
        </text:list-item>
        <text:list-item>
          <text:p text:style-name="P26">Расширение границы биосферы и выход в космос</text:p>
        </text:list-item>
        <text:list-item>
          <text:p text:style-name="P27">открытие новых источников энергии</text:p>
        </text:list-item>
        <text:list-item>
          <text:p text:style-name="P27">равенство людей, всех рас и религий</text:p>
        </text:list-item>
        <text:list-item>
          <text:p text:style-name="P27">увеличение роли народных масс в решении вопроса внешней и внутренней политики</text:p>
        </text:list-item>
        <text:list-item>
          <text:p text:style-name="P27">свобода научной мысли и научного искания</text:p>
        </text:list-item>
        <text:list-item>
          <text:p text:style-name="P27">продуманная система народного образования, создание реальной возможности не допустить недоедания и голода, нищеты и чрезвычайно ослабить болезни</text:p>
        </text:list-item>
        <text:list-item>
          <text:p text:style-name="P27">разумное преобразование первичной природы Земли с целью сделать ее способной удовлетворить все материальные, эстетические и духовные потребности чиссленно врастающего населения</text:p>
        </text:list-item>
        <text:list-item>
          <text:p text:style-name="P27">исключение войн из об<text:span text:style-name="T7">щ</text:span>ества</text:p>
        </text:list-item>
      </text:list>
      <text:p text:style-name="P14"/>
      <text:p text:style-name="P14"/>
      <text:p text:style-name="P28">Лекция 2</text:p>
      <text:p text:style-name="P28">Коснос — геологические преобразования, не связанные с деятельностью живых оргонизмов.</text:p>
      <text:p text:style-name="P28">Живое существо</text:p>
      <text:p text:style-name="P28">Биокостное существо</text:p>
      <text:p text:style-name="P28"/>
      <text:p text:style-name="P28">Биогенное вещество — геологические образования, созданные в <text:s/>результате жизнедеятельности живых организмов.</text:p>
      <text:p text:style-name="P28"/>
      <text:p text:style-name="P29">Функции живых организмов:</text:p>
      <text:list xml:id="list2945509872143493026" text:style-name="L10">
        <text:list-item>
          <text:p text:style-name="P30">Концентрационный (накопление) — в организмах накапливаются какие-то химические вещества, в некоторых органах способны накапливаться определенные хим. Элементы, тяжелые металлы и тд…</text:p>
        </text:list-item>
        <text:list-item>
          <text:p text:style-name="P31">Газовая (с ней связан текущий состав атмосферы)</text:p>
        </text:list-item>
        <text:list-item>
          <text:p text:style-name="P31">Окислительно-восстановительный</text:p>
        </text:list-item>
        <text:list-item>
          <text:p text:style-name="P31"><text:soft-page-break/>Биохимическое - Закон биогенной миграции атомов - Миграция химичексих элементов на земной поверхности и в биосфере в целом осуществляется или при непосредственном участии живого вещества или же она протекает в среде геохимические особенности которой обусловлены живым веществом как тем, которое населяет биосферу в настоящее время, так и тем, которое действовало на земле в течение всей ее геологической истории. </text:p>
          <text:p text:style-name="P32"/>
        </text:list-item>
        <text:list-item>
          <text:p text:style-name="P19"><text:span text:style-name="T8">Биохимическая деятельность человека</text:span></text:p>
        </text:list-item>
        <text:list-item>
          <text:p text:style-name="P34">Энергетическая</text:p>
        </text:list-item>
        <text:list-item>
          <text:p text:style-name="P34">Информационная — связана с молекулами ДНК и РНК</text:p>
        </text:list-item>
        <text:list-item>
          <text:p text:style-name="P34">Средорегулирующая и средообразующая</text:p>
        </text:list-item>
      </text:list>
      <text:p text:style-name="P33"/>
      <text:p text:style-name="P33"/>
      <text:p text:style-name="P35">Термодинамическеи активные прим<text:span text:style-name="T9">е</text:span>си — переменные составляющие воздуха, сильно влияющие на температурный режим. <text:span text:style-name="T9">К ним относятся многоатомные (хотя бы 3) газы.</text:span></text:p>
      <text:p text:style-name="P35"/>
      <text:p text:style-name="P36">Природные ресурсы:</text:p>
      <text:list xml:id="list1315988870322199397" text:style-name="L11">
        <text:list-item>
          <text:p text:style-name="P37">Исчерпаемые (солнечная энергия, приливы, отливы, ветер)</text:p>
        </text:list-item>
        <text:list-item>
          <text:p text:style-name="P37">Неисчерпаемые:</text:p>
        </text:list-item>
      </text:list>
      <text:list xml:id="list4524744435985317138" text:style-name="L12">
        <text:list-item>
          <text:p text:style-name="P20"><text:span text:style-name="T10">возобнавляемые</text:span></text:p>
        </text:list-item>
        <text:list-item>
          <text:p text:style-name="P38">медленно возобновляемые</text:p>
        </text:list-item>
        <text:list-item>
          <text:p text:style-name="P38">невозобновляемые</text:p>
        </text:list-item>
      </text:list>
      <text:p text:style-name="P36"/>
      <text:p text:style-name="P39">Природные ресурсы:</text:p>
      <text:list xml:id="list3534589105042444222" text:style-name="L13">
        <text:list-item>
          <text:p text:style-name="P40">Доступные</text:p>
        </text:list-item>
        <text:list-item>
          <text:p text:style-name="P40">Потенциальные</text:p>
        </text:list-item>
      </text:list>
      <text:p text:style-name="P39"/>
      <text:p text:style-name="P41">Биогеохимические циклы (круговороты вещества) — циклическое перемещение химичеких элементов в ходе жизнедеятельности организмов. <text:s/></text:p>
      <text:p text:style-name="P14"/>
      <text:p text:style-name="P42">Продуценты — выробатывают органические вещества из неорганических.</text:p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Fine_20_Dotted" draw:display-name="Fine Dotted" draw:style="rect" draw:dots1="1" draw:distance="0.1799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5T08:30:46.181440922</meta:creation-date>
    <meta:generator>LibreOffice/5.1.6.2$Linux_X86_64 LibreOffice_project/10m0$Build-2</meta:generator>
    <dc:date>2018-09-29T09:59:54.032510520</dc:date>
    <meta:editing-duration>PT2H10S</meta:editing-duration>
    <meta:editing-cycles>25</meta:editing-cycles>
    <meta:document-statistic meta:table-count="0" meta:image-count="0" meta:object-count="0" meta:page-count="3" meta:paragraph-count="69" meta:word-count="566" meta:character-count="4210" meta:non-whitespace-character-count="3722"/>
  </office:meta>
</office:document-meta>
</file>